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14">
      <style:table-cell-properties style:vertical-align="automatic" fo:background-color="#DDEBF7"/>
    </style:style>
    <style:style style:name="ce15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31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6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 table:number-columns-spanned="2" table:number-rows-spanned="1" table:style-name="ce19">
            <text:p>Ashok Leyland Ltd</text:p>
          </table:table-cell>
          <table:covered-table-cell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No.5, 12th Main Road, Vijaya Nagar,</text:p>
          </table:table-cell>
          <table:covered-table-cell/>
          <table:table-cell table:style-name="ce3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Velacheri, Chennai - 600 042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number-columns-spanned="2" table:number-rows-spanned="1" table:style-name="ce21" office:value="6358941254.0"/>
          <table:covered-table-cell/>
          <table:table-cell table:style-name="ce2"/>
          <table:table-cell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table:style-name="ce2"/>
          <table:table-cell table:style-name="ce2"/>
          <table:table-cell table:style-name="ce2"/>
          <table:table-cell table:style-name="ce2"/>
          <table:table-cell office:value-type="float" table:number-columns-spanned="2" table:number-rows-spanned="1" table:style-name="ce23" office:value="2513.0"/>
          <table:covered-table-cell/>
          <table:table-cell office:value-type="string" table:style-name="ce5">
            <text:p>2010-12-12T00:00:00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/>
          <table:covered-table-cell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pradeep</text:p>
          </table:table-cell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3">
            <text:p>56a4wer21awer</text:p>
          </table:table-cell>
          <table:covered-table-cell/>
          <table:table-cell office:value-type="string" table:style-name="ce7">
            <text:p>Due Upon Receip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E.I.D Parry India Lt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158, Sree Ayyappa Nilayam , Gopal street,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Madipakkam, Chennai - 600 091.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style-name="ce6" office:value="7415412546.0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pradeep@gmail.com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33">
            <text:p>DESCRIPTION</text:p>
          </table:table-cell>
          <table:covered-table-cell/>
          <table:covered-table-cell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wireless webcamwebsite design</text:p>
          </table:table-cell>
          <table:covered-table-cell/>
          <table:covered-table-cell/>
          <table:table-cell table:style-name="ce11" office:value="0.011" office:value-type="float"/>
          <table:table-cell table:style-name="ce11" office:value="1.0" office:value-type="float"/>
          <table:table-cell table:style-name="ce11" office:value="50.0" office:value-type="float"/>
          <table:table-cell table:style-name="ce11" office:value="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containers shipping</text:p>
          </table:table-cell>
          <table:covered-table-cell/>
          <table:covered-table-cell/>
          <table:table-cell table:style-name="ce11" office:value="0.011" office:value-type="float"/>
          <table:table-cell table:style-name="ce12" office:value="1.0" office:value-type="float"/>
          <table:table-cell table:style-name="ce12" office:value="50.0" office:value-type="float"/>
          <table:table-cell table:style-name="ce12" office:value="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installation of new kitchen sink</text:p>
          </table:table-cell>
          <table:covered-table-cell/>
          <table:covered-table-cell/>
          <table:table-cell table:style-name="ce11" office:value="0.011" office:value-type="float"/>
          <table:table-cell table:style-name="ce12" office:value="1.0" office:value-type="float"/>
          <table:table-cell table:style-name="ce12" office:value="10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finalisation of project</text:p>
          </table:table-cell>
          <table:covered-table-cell/>
          <table:covered-table-cell/>
          <table:table-cell table:style-name="ce11" office:value="0.011" office:value-type="float"/>
          <table:table-cell table:style-name="ce12" office:value="2.0" office:value-type="float"/>
          <table:table-cell table:style-name="ce12" office:value="200.0" office:value-type="float"/>
          <table:table-cell table:style-name="ce12" office:value="4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office:value-type="string" table:number-columns-spanned="4" table:number-rows-spanned="1" table:style-name="ce31">
            <text:p>Thank you for your business!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32">
            <text:p>SUBTOTAL</text:p>
          </table:table-cell>
          <table:covered-table-cell/>
          <table:table-cell table:style-name="ce13" office:value="6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8">
            <text:p>TAX RATE</text:p>
          </table:table-cell>
          <table:covered-table-cell/>
          <table:table-cell table:style-name="ce14" office:value="0.044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5">
            <text:p>TAX</text:p>
          </table:table-cell>
          <table:table-cell table:style-name="ce16"/>
          <table:table-cell table:style-name="ce13" office:value="26.4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5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7">
            <text:p>TOTAL</text:p>
          </table:table-cell>
          <table:table-cell table:style-name="ce16"/>
          <table:table-cell office:value-type="float" table:style-name="ce18" office:value="626.4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9">
            <text:p>If you have any questions about this invoice, please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month/>
      <number:text>/</number:text>
      <number:day/>
      <number:text>/</number:text>
      <number:year number:style="long"/>
    </number:date-style>
    <number:currency-style style:name="N37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http://pypi.python.org/pypi/ezodf/0.1.0$Python3.9.13 (tags/v3.9.13:6de2ca5, May 17 2022, 16:36:42) [MSC v.1929 64 bit (AMD64)]</meta:generator>
    <meta:initial-creator>thirumurugan</meta:initial-creator>
    <dc:creator>This pc</dc:creator>
    <meta:creation-date>2023-10-16T06:19:46Z</meta:creation-date>
    <dc:date>2023-10-17T22:03:33.966113</dc:date>
    <meta:document-statistic/>
    <meta:editing-cycles>1</meta:editing-cycles>
  </office:meta>
</office:document-meta>
</file>